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TargetHitCalculations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2" table:default-cell-style-name="ce2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Assault Breaker Problem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Probability(Missiles Impacts different targets)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10">
            <text:p>10</text:p>
          </table:table-cell>
          <table:table-cell table:style-name="Default" office:value-type="string">
            <text:p><text:s/>= Number of Target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3"/>
          <table:table-cell table:style-name="ce1" office:value-type="string">
            <text:p>Percent of </text:p>
          </table:table-cell>
          <table:table-cell table:style-name="Default" office:value-type="string">
            <text:p>Approximation</text:p>
          </table:table-cell>
          <table:table-cell table:style-name="Default"/>
        </table:table-row>
        <table:table-row table:style-name="ro2">
          <table:table-cell/>
          <table:table-cell office:value-type="string">
            <text:p>N Missiles</text:p>
          </table:table-cell>
          <table:table-cell office:value-type="string">
            <text:p>Pi/[1,i]</text:p>
          </table:table-cell>
          <table:table-cell office:value-type="string">
            <text:p>Cum(Pi/1,i)</text:p>
          </table:table-cell>
          <table:table-cell table:style-name="ce1" office:value-type="string">
            <text:p>Cum(Pi/1,i)%</text:p>
          </table:table-cell>
          <table:table-cell table:style-name="Default" office:value-type="string">
            <text:p>e^(-N*(N-1)/(2T))</text:p>
          </table:table-cell>
          <table:table-cell table:style-name="Default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([.$D$6]+1-[.B10])/[.$D$6]" office:value-type="float" office:value="1">
            <text:p>1</text:p>
          </table:table-cell>
          <table:table-cell table:formula="of:=[.C10]" office:value-type="float" office:value="1">
            <text:p>1</text:p>
          </table:table-cell>
          <table:table-cell table:style-name="ce1" table:formula="of:=[.D10]*100" office:value-type="float" office:value="100">
            <text:p>100</text:p>
          </table:table-cell>
          <table:table-cell table:formula="of:=(EXP(-[.B10]*([.B10]-1)/2/[.$D$6]))*100" office:value-type="float" office:value="100">
            <text:p>100.0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([.$D$6]+1-[.B11])/[.$D$6]" office:value-type="float" office:value="0.9">
            <text:p>0.9</text:p>
          </table:table-cell>
          <table:table-cell table:formula="of:=[.D10]*[.C11]" office:value-type="float" office:value="0.9">
            <text:p>0.9</text:p>
          </table:table-cell>
          <table:table-cell table:formula="of:=[.D11]*100" office:value-type="float" office:value="90">
            <text:p>90.00</text:p>
          </table:table-cell>
          <table:table-cell table:formula="of:=(EXP(-[.B11]*([.B11]-1)/2/[.$D$6]))*100" office:value-type="float" office:value="90.483741803596">
            <text:p>90.4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[.$D$6]+1-[.B12])/[.$D$6]" office:value-type="float" office:value="0.8">
            <text:p>0.8</text:p>
          </table:table-cell>
          <table:table-cell table:formula="of:=[.D11]*[.C12]" office:value-type="float" office:value="0.72">
            <text:p>0.72</text:p>
          </table:table-cell>
          <table:table-cell table:formula="of:=[.D12]*100" office:value-type="float" office:value="72">
            <text:p>72.00</text:p>
          </table:table-cell>
          <table:table-cell table:formula="of:=(EXP(-[.B12]*([.B12]-1)/2/[.$D$6]))*100" office:value-type="float" office:value="74.0818220681718">
            <text:p>74.0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[.$D$6]+1-[.B13])/[.$D$6]" office:value-type="float" office:value="0.7">
            <text:p>0.7</text:p>
          </table:table-cell>
          <table:table-cell table:formula="of:=[.D12]*[.C13]" office:value-type="float" office:value="0.504">
            <text:p>0.504</text:p>
          </table:table-cell>
          <table:table-cell table:formula="of:=[.D13]*100" office:value-type="float" office:value="50.4">
            <text:p>50.40</text:p>
          </table:table-cell>
          <table:table-cell table:formula="of:=(EXP(-[.B13]*([.B13]-1)/2/[.$D$6]))*100" office:value-type="float" office:value="54.8811636094027">
            <text:p>54.8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[.$D$6]+1-[.B14])/[.$D$6]" office:value-type="float" office:value="0.6">
            <text:p>0.6</text:p>
          </table:table-cell>
          <table:table-cell table:formula="of:=[.D13]*[.C14]" office:value-type="float" office:value="0.3024">
            <text:p>0.3024</text:p>
          </table:table-cell>
          <table:table-cell table:formula="of:=[.D14]*100" office:value-type="float" office:value="30.24">
            <text:p>30.24</text:p>
          </table:table-cell>
          <table:table-cell table:formula="of:=(EXP(-[.B14]*([.B14]-1)/2/[.$D$6]))*100" office:value-type="float" office:value="36.7879441171442">
            <text:p>36.79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$D$6]+1-[.B15])/[.$D$6]" office:value-type="float" office:value="0.5">
            <text:p>0.5</text:p>
          </table:table-cell>
          <table:table-cell table:formula="of:=[.D14]*[.C15]" office:value-type="float" office:value="0.1512">
            <text:p>0.1512</text:p>
          </table:table-cell>
          <table:table-cell table:formula="of:=[.D15]*100" office:value-type="float" office:value="15.12">
            <text:p>15.12</text:p>
          </table:table-cell>
          <table:table-cell table:formula="of:=(EXP(-[.B15]*([.B15]-1)/2/[.$D$6]))*100" office:value-type="float" office:value="22.313016014843">
            <text:p>22.31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[.$D$6]+1-[.B16])/[.$D$6]" office:value-type="float" office:value="0.4">
            <text:p>0.4</text:p>
          </table:table-cell>
          <table:table-cell table:formula="of:=[.D15]*[.C16]" office:value-type="float" office:value="0.06048">
            <text:p>0.06048</text:p>
          </table:table-cell>
          <table:table-cell table:formula="of:=[.D16]*100" office:value-type="float" office:value="6.048">
            <text:p>6.05</text:p>
          </table:table-cell>
          <table:table-cell table:formula="of:=(EXP(-[.B16]*([.B16]-1)/2/[.$D$6]))*100" office:value-type="float" office:value="12.2456428252982">
            <text:p>12.25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$D$6]+1-[.B17])/[.$D$6]" office:value-type="float" office:value="0.3">
            <text:p>0.3</text:p>
          </table:table-cell>
          <table:table-cell table:formula="of:=[.D16]*[.C17]" office:value-type="float" office:value="0.018144">
            <text:p>0.018144</text:p>
          </table:table-cell>
          <table:table-cell table:formula="of:=[.D17]*100" office:value-type="float" office:value="1.8144">
            <text:p>1.81</text:p>
          </table:table-cell>
          <table:table-cell table:formula="of:=(EXP(-[.B17]*([.B17]-1)/2/[.$D$6]))*100" office:value-type="float" office:value="6.0810062625218">
            <text:p>6.08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$D$6]+1-[.B18])/[.$D$6]" office:value-type="float" office:value="0.2">
            <text:p>0.2</text:p>
          </table:table-cell>
          <table:table-cell table:formula="of:=[.D17]*[.C18]" office:value-type="float" office:value="0.0036288">
            <text:p>0.0036288</text:p>
          </table:table-cell>
          <table:table-cell table:formula="of:=[.D18]*100" office:value-type="float" office:value="0.36288">
            <text:p>0.36</text:p>
          </table:table-cell>
          <table:table-cell table:formula="of:=(EXP(-[.B18]*([.B18]-1)/2/[.$D$6]))*100" office:value-type="float" office:value="2.73237224472926">
            <text:p>2.73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([.$D$6]+1-[.B19])/[.$D$6]" office:value-type="float" office:value="0.1">
            <text:p>0.1</text:p>
          </table:table-cell>
          <table:table-cell table:formula="of:=[.D18]*[.C19]" office:value-type="float" office:value="0.00036288">
            <text:p>0.00036288</text:p>
          </table:table-cell>
          <table:table-cell table:formula="of:=[.D19]*100" office:value-type="float" office:value="0.036288">
            <text:p>0.04</text:p>
          </table:table-cell>
          <table:table-cell table:formula="of:=(EXP(-[.B19]*([.B19]-1)/2/[.$D$6]))*100" office:value-type="float" office:value="1.11089965382423">
            <text:p>1.11</text:p>
          </table:table-cell>
          <table:table-cell/>
        </table:table-row>
      </table:table>
      <table:table table:name="TargetHitPlot" table:style-name="ta1" table:print="false">
        <table:table-column table:style-name="co1" table:default-cell-style-name="Default"/>
        <table:table-row table:style-name="ro1">
          <table:table-cell>
            <draw:frame table:end-cell-address="TargetHitPlot.J30" table:end-x="0.878in" table:end-y="0.1571in" draw:z-index="0" draw:style-name="gr1" svg:width="8.8791in" svg:height="5.3134in" svg:x="0in" svg:y="0in">
              <draw:object draw:notify-on-update-of-ranges="TargetHitCalculations.B10:TargetHitCalculations.B19 TargetHitCalculations.D3:TargetHitCalculations.D3 TargetHitCalculations.E10:TargetHitCalculations.E19 TargetHitCalculations.B10:TargetHitCalculations.B19 TargetHitCalculations.F8:TargetHitCalculations.F9 TargetHitCalculations.F10:TargetHitCalculations.F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5/23/2014</text:date>, <text:time>11:2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cc </meta:initial-creator>
    <meta:creation-date>2014-05-22T13:57:43.94</meta:creation-date>
    <dc:date>2014-05-23T11:23:39.93</dc:date>
    <dc:creator>Dr. Mark E. Lehr</dc:creator>
    <meta:editing-duration>PT56M34S</meta:editing-duration>
    <meta:editing-cycles>5</meta:editing-cycles>
    <meta:generator>OpenOffice.org/3.3$Win32 OpenOffice.org_project/330m20$Build-9567</meta:generator>
    <meta:document-statistic meta:table-count="2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ax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54cm" svg:height="13.497cm" xlink:href=".." xlink:type="simple" chart:class="chart:scatter" chart:style-name="ch1">
        <chart:title svg:x="7.794cm" svg:y="0.404cm" chart:style-name="ch2">
          <text:p>Probability of
SingleTarget Hit on Seperate Tanks</text:p>
        </chart:title>
        <chart:legend chart:legend-position="end" svg:x="17.009cm" svg:y="6.202cm" chart:style-name="ch3"/>
        <chart:plot-area chart:style-name="ch4" table:cell-range-address="TargetHitCalculations.B10:TargetHitCalculations.B19 TargetHitCalculations.D3:TargetHitCalculations.D3 TargetHitCalculations.E10:TargetHitCalculations.F19 TargetHitCalculations.F8:TargetHitCalculations.F9" chart:data-source-has-labels="row" svg:x="1.489cm" svg:y="2.494cm" svg:width="14.618cm" svg:height="9.726cm">
          <chartooo:coordinate-region svg:x="2.296cm" svg:y="2.706cm" svg:width="13.717cm" svg:height="8.841cm"/>
          <chart:axis chart:dimension="x" chart:name="primary-x" chart:style-name="ch5">
            <chart:title svg:x="6.545cm" svg:y="12.49cm" chart:style-name="ch6">
              <text:p># of Missiles with T=10 targets</text:p>
            </chart:title>
            <chart:grid chart:style-name="ch7" chart:class="major"/>
          </chart:axis>
          <chart:axis chart:dimension="y" chart:name="primary-y" chart:style-name="ch8">
            <chart:title svg:x="0.451cm" svg:y="8.354cm" chart:style-name="ch9">
              <text:p>Probability %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TargetHitCalculations.E10:TargetHitCalculations.E19" chart:label-cell-address="TargetHitCalculations.D3:TargetHitCalculations.D3" chart:class="chart:scatter">
            <chart:domain table:cell-range-address="TargetHitCalculations.B10:TargetHitCalculations.B19"/>
            <chart:data-point chart:repeated="10"/>
          </chart:series>
          <chart:series chart:style-name="ch11" chart:values-cell-range-address="TargetHitCalculations.F10:TargetHitCalculations.F19" chart:label-cell-address="TargetHitCalculations.F8:TargetHitCalculations.F9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ssault Breaker Problem</text:p>
                <draw:g>
                  <svg:desc>TargetHitCalculations.D3:TargetHitCalculations.D3</svg:desc>
                </draw:g>
              </table:table-cell>
              <table:table-cell office:value-type="string">
                <text:p>Approximation e^(-N*(N-1)/(2T))</text:p>
                <draw:g>
                  <svg:desc>TargetHitCalculations.F8:TargetHitCalculations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rgetHitCalculations.B10:TargetHitCalculations.B19</svg:desc>
                </draw:g>
              </table:table-cell>
              <table:table-cell office:value-type="float" office:value="100">
                <text:p>100</text:p>
                <draw:g>
                  <svg:desc>TargetHitCalculations.E10:TargetHitCalculations.E19</svg:desc>
                </draw:g>
              </table:table-cell>
              <table:table-cell office:value-type="float" office:value="100">
                <text:p>100</text:p>
                <draw:g>
                  <svg:desc>TargetHitCalculations.F10:TargetHitCalculations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90.483741803596">
                <text:p>90.483741803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74.0818220681718">
                <text:p>74.0818220681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0.4">
                <text:p>50.4</text:p>
              </table:table-cell>
              <table:table-cell office:value-type="float" office:value="54.8811636094027">
                <text:p>54.8811636094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.24">
                <text:p>30.24</text:p>
              </table:table-cell>
              <table:table-cell office:value-type="float" office:value="36.7879441171442">
                <text:p>36.7879441171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12">
                <text:p>15.12</text:p>
              </table:table-cell>
              <table:table-cell office:value-type="float" office:value="22.313016014843">
                <text:p>22.313016014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048">
                <text:p>6.048</text:p>
              </table:table-cell>
              <table:table-cell office:value-type="float" office:value="12.2456428252982">
                <text:p>12.2456428252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144">
                <text:p>1.8144</text:p>
              </table:table-cell>
              <table:table-cell office:value-type="float" office:value="6.0810062625218">
                <text:p>6.0810062625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6288">
                <text:p>0.36288</text:p>
              </table:table-cell>
              <table:table-cell office:value-type="float" office:value="2.73237224472926">
                <text:p>2.73237224472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36288">
                <text:p>0.036288</text:p>
              </table:table-cell>
              <table:table-cell office:value-type="float" office:value="1.11089965382423">
                <text:p>1.110899653824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